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7cm" svg:y="2.358cm">
            <draw:object draw:notify-on-update-of-ranges="Sheet1.A3:Sheet1.A5 Sheet1.B2:Sheet1.B2 Sheet1.B3:Sheet1.B5 Sheet1.C2:Sheet1.C2 Sheet1.C3:Sheet1.C5 Sheet1.D2:Sheet1.D2 Sheet1.D3:Sheet1.D5 Sheet1.E2:Sheet1.E2 Sheet1.E3:Sheet1.E5 Sheet1.F2:Sheet1.F2 Sheet1.F3:Sheet1.F5 Sheet1.G2:Sheet1.G2 Sheet1.G3:Sheet1.G5 Sheet1.H2:Sheet1.H2 Sheet1.H3:Sheet1.H5 Sheet1.I2:Sheet1.I2 Sheet1.I3:Sheet1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</text:p>
          </table:table-cell>
          <table:table-cell table:style-name="ce1" office:value-type="string" calcext:value-type="string">
            <text:p>NW=4 (P)</text:p>
          </table:table-cell>
          <table:table-cell table:style-name="ce1" office:value-type="string" calcext:value-type="string">
            <text:p>NW=8 (P)</text:p>
          </table:table-cell>
          <table:table-cell table:style-name="ce1" office:value-type="string" calcext:value-type="string">
            <text:p>NW=16 (P)</text:p>
          </table:table-cell>
          <table:table-cell table:style-name="ce1" office:value-type="string" calcext:value-type="string">
            <text:p>NW=32 (P)</text:p>
          </table:table-cell>
          <table:table-cell table:style-name="ce1" office:value-type="string" calcext:value-type="string">
            <text:p>NW=4 (T)</text:p>
          </table:table-cell>
          <table:table-cell table:style-name="ce1" office:value-type="string" calcext:value-type="string">
            <text:p>NW=8 (T)</text:p>
          </table:table-cell>
          <table:table-cell table:style-name="ce1" office:value-type="string" calcext:value-type="string">
            <text:p>NW=16 (T)</text:p>
          </table:table-cell>
          <table:table-cell table:style-name="ce1" office:value-type="string" calcext:value-type="string">
            <text:p>NW=32 (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5663938522" calcext:value-type="float">
            <text:p>0.1856639385</text:p>
          </table:table-cell>
          <table:table-cell office:value-type="float" office:value="0.289081811905" calcext:value-type="float">
            <text:p>0.2890818119</text:p>
          </table:table-cell>
          <table:table-cell office:value-type="float" office:value="0.397583961487" calcext:value-type="float">
            <text:p>0.3975839615</text:p>
          </table:table-cell>
          <table:table-cell office:value-type="float" office:value="0.659368038177" calcext:value-type="float">
            <text:p>0.6593680382</text:p>
          </table:table-cell>
          <table:table-cell office:value-type="float" office:value="0.108613014221" calcext:value-type="float">
            <text:p>0.1086130142</text:p>
          </table:table-cell>
          <table:table-cell office:value-type="float" office:value="0.29029917717" calcext:value-type="float">
            <text:p>0.2902991772</text:p>
          </table:table-cell>
          <table:table-cell office:value-type="float" office:value="0.654457092285" calcext:value-type="float">
            <text:p>0.6544570923</text:p>
          </table:table-cell>
          <table:table-cell office:value-type="float" office:value="1.56603097916" calcext:value-type="float">
            <text:p>1.5660309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79870224" calcext:value-type="float">
            <text:p>1.2579870224</text:p>
          </table:table-cell>
          <table:table-cell office:value-type="float" office:value="1.56571507454" calcext:value-type="float">
            <text:p>1.5657150745</text:p>
          </table:table-cell>
          <table:table-cell office:value-type="float" office:value="2.8634121418" calcext:value-type="float">
            <text:p>2.8634121418</text:p>
          </table:table-cell>
          <table:table-cell office:value-type="float" office:value="5.66232204437" calcext:value-type="float">
            <text:p>5.6623220444</text:p>
          </table:table-cell>
          <table:table-cell office:value-type="float" office:value="1.32411813736" calcext:value-type="float">
            <text:p>1.3241181374</text:p>
          </table:table-cell>
          <table:table-cell office:value-type="float" office:value="2.89797711372" calcext:value-type="float">
            <text:p>2.8979771137</text:p>
          </table:table-cell>
          <table:table-cell office:value-type="float" office:value="7.35259413719" calcext:value-type="float">
            <text:p>7.3525941372</text:p>
          </table:table-cell>
          <table:table-cell office:value-type="float" office:value="20.1881780624" calcext:value-type="float">
            <text:p>20.1881780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45967888832" calcext:value-type="float">
            <text:p>7.4596788883</text:p>
          </table:table-cell>
          <table:table-cell office:value-type="float" office:value="14.0612437725" calcext:value-type="float">
            <text:p>14.0612437725</text:p>
          </table:table-cell>
          <table:table-cell office:value-type="float" office:value="27.0309708118" calcext:value-type="float">
            <text:p>27.0309708118</text:p>
          </table:table-cell>
          <table:table-cell office:value-type="float" office:value="55.6111371517" calcext:value-type="float">
            <text:p>55.6111371517</text:p>
          </table:table-cell>
          <table:table-cell office:value-type="float" office:value="13.2753710747" calcext:value-type="float">
            <text:p>13.2753710747</text:p>
          </table:table-cell>
          <table:table-cell office:value-type="float" office:value="30.3149459362" calcext:value-type="float">
            <text:p>30.3149459362</text:p>
          </table:table-cell>
          <table:table-cell office:value-type="float" office:value="77.333316803" calcext:value-type="float">
            <text:p>77.333316803</text:p>
          </table:table-cell>
          <table:table-cell office:value-type="float" office:value="207.013168097" calcext:value-type="float">
            <text:p>207.013168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/00/00</text:date>, <text:time style:data-style-name="N2" text:time-value="17:44:22.0153317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7:43:47.143012410</meta:creation-date>
    <dc:date>2017-02-11T17:55:33.47573005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ElapsedTime - Iteration</text:p>
        </chart:title>
        <chart:legend chart:legend-position="end" svg:x="12.963cm" svg:y="2.458cm" style:legend-expansion="high" chart:style-name="ch3"/>
        <chart:plot-area chart:style-name="ch4" table:cell-range-address="Sheet1.A2:Sheet1.I5" chart:data-source-has-labels="both" svg:x="1.331cm" svg:y="1.301cm" svg:width="11.312cm" svg:height="6.538cm">
          <chartooo:coordinate-region svg:x="2.323cm" svg:y="1.501cm" svg:width="10.04cm" svg:height="5.691cm"/>
          <chart:axis chart:dimension="x" chart:name="primary-x" chart:style-name="ch5" chartooo:axis-type="auto">
            <chartooo:date-scale/>
            <chart:title svg:x="6.348cm" svg:y="8.019cm" chart:style-name="ch6">
              <text:p>Iterat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725cm" chart:style-name="ch8">
              <text:p>ElapsedTime[s]</text:p>
            </chart:title>
            <chart:grid chart:style-name="ch9" chart:class="major"/>
          </chart:axis>
          <chart:series chart:style-name="ch10" chart:values-cell-range-address="Sheet1.B3:Sheet1.B5" chart:label-cell-address="Sheet1.B2:Sheet1.B2" chart:class="chart:line">
            <chart:data-point chart:repeated="3"/>
          </chart:series>
          <chart:series chart:style-name="ch11" chart:values-cell-range-address="Sheet1.C3:Sheet1.C5" chart:label-cell-address="Sheet1.C2:Sheet1.C2" chart:class="chart:line">
            <chart:data-point chart:repeated="3"/>
          </chart:series>
          <chart:series chart:style-name="ch12" chart:values-cell-range-address="Sheet1.D3:Sheet1.D5" chart:label-cell-address="Sheet1.D2:Sheet1.D2" chart:class="chart:line">
            <chart:data-point chart:repeated="3"/>
          </chart:series>
          <chart:series chart:style-name="ch13" chart:values-cell-range-address="Sheet1.E3:Sheet1.E5" chart:label-cell-address="Sheet1.E2:Sheet1.E2" chart:class="chart:line">
            <chart:data-point chart:repeated="3"/>
          </chart:series>
          <chart:series chart:style-name="ch14" chart:values-cell-range-address="Sheet1.F3:Sheet1.F5" chart:label-cell-address="Sheet1.F2:Sheet1.F2" chart:class="chart:line">
            <chart:data-point chart:repeated="3"/>
          </chart:series>
          <chart:series chart:style-name="ch15" chart:values-cell-range-address="Sheet1.G3:Sheet1.G5" chart:label-cell-address="Sheet1.G2:Sheet1.G2" chart:class="chart:line">
            <chart:data-point chart:repeated="3"/>
          </chart:series>
          <chart:series chart:style-name="ch16" chart:values-cell-range-address="Sheet1.H3:Sheet1.H5" chart:label-cell-address="Sheet1.H2:Sheet1.H2" chart:class="chart:line">
            <chart:data-point chart:repeated="3"/>
          </chart:series>
          <chart:series chart:style-name="ch17" chart:values-cell-range-address="Sheet1.I3:Sheet1.I5" chart:label-cell-address="Sheet1.I2:Sheet1.I2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W=4 (P)</text:p>
                <draw:g>
                  <svg:desc>Sheet1.B2:Sheet1.B2</svg:desc>
                </draw:g>
              </table:table-cell>
              <table:table-cell office:value-type="string">
                <text:p>NW=8 (P)</text:p>
                <draw:g>
                  <svg:desc>Sheet1.C2:Sheet1.C2</svg:desc>
                </draw:g>
              </table:table-cell>
              <table:table-cell office:value-type="string">
                <text:p>NW=16 (P)</text:p>
                <draw:g>
                  <svg:desc>Sheet1.D2:Sheet1.D2</svg:desc>
                </draw:g>
              </table:table-cell>
              <table:table-cell office:value-type="string">
                <text:p>NW=32 (P)</text:p>
                <draw:g>
                  <svg:desc>Sheet1.E2:Sheet1.E2</svg:desc>
                </draw:g>
              </table:table-cell>
              <table:table-cell office:value-type="string">
                <text:p>NW=4 (T)</text:p>
                <draw:g>
                  <svg:desc>Sheet1.F2:Sheet1.F2</svg:desc>
                </draw:g>
              </table:table-cell>
              <table:table-cell office:value-type="string">
                <text:p>NW=8 (T)</text:p>
                <draw:g>
                  <svg:desc>Sheet1.G2:Sheet1.G2</svg:desc>
                </draw:g>
              </table:table-cell>
              <table:table-cell office:value-type="string">
                <text:p>NW=16 (T)</text:p>
                <draw:g>
                  <svg:desc>Sheet1.H2:Sheet1.H2</svg:desc>
                </draw:g>
              </table:table-cell>
              <table:table-cell office:value-type="string">
                <text:p>NW=32 (T)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5</svg:desc>
                </draw:g>
              </table:table-cell>
              <table:table-cell office:value-type="float" office:value="0.185663938522">
                <text:p>0.185663938522</text:p>
                <draw:g>
                  <svg:desc>Sheet1.B3:Sheet1.B5</svg:desc>
                </draw:g>
              </table:table-cell>
              <table:table-cell office:value-type="float" office:value="0.289081811905">
                <text:p>0.289081811905</text:p>
                <draw:g>
                  <svg:desc>Sheet1.C3:Sheet1.C5</svg:desc>
                </draw:g>
              </table:table-cell>
              <table:table-cell office:value-type="float" office:value="0.397583961487">
                <text:p>0.397583961487</text:p>
                <draw:g>
                  <svg:desc>Sheet1.D3:Sheet1.D5</svg:desc>
                </draw:g>
              </table:table-cell>
              <table:table-cell office:value-type="float" office:value="0.659368038177">
                <text:p>0.659368038177</text:p>
                <draw:g>
                  <svg:desc>Sheet1.E3:Sheet1.E5</svg:desc>
                </draw:g>
              </table:table-cell>
              <table:table-cell office:value-type="float" office:value="0.108613014221">
                <text:p>0.108613014221</text:p>
                <draw:g>
                  <svg:desc>Sheet1.F3:Sheet1.F5</svg:desc>
                </draw:g>
              </table:table-cell>
              <table:table-cell office:value-type="float" office:value="0.29029917717">
                <text:p>0.29029917717</text:p>
                <draw:g>
                  <svg:desc>Sheet1.G3:Sheet1.G5</svg:desc>
                </draw:g>
              </table:table-cell>
              <table:table-cell office:value-type="float" office:value="0.654457092285">
                <text:p>0.654457092285</text:p>
                <draw:g>
                  <svg:desc>Sheet1.H3:Sheet1.H5</svg:desc>
                </draw:g>
              </table:table-cell>
              <table:table-cell office:value-type="float" office:value="1.56603097916">
                <text:p>1.56603097916</text:p>
                <draw:g>
                  <svg:desc>Sheet1.I3:Sheet1.I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579870224">
                <text:p>1.2579870224</text:p>
              </table:table-cell>
              <table:table-cell office:value-type="float" office:value="1.56571507454">
                <text:p>1.56571507454</text:p>
              </table:table-cell>
              <table:table-cell office:value-type="float" office:value="2.8634121418">
                <text:p>2.8634121418</text:p>
              </table:table-cell>
              <table:table-cell office:value-type="float" office:value="5.66232204437">
                <text:p>5.66232204437</text:p>
              </table:table-cell>
              <table:table-cell office:value-type="float" office:value="1.32411813736">
                <text:p>1.32411813736</text:p>
              </table:table-cell>
              <table:table-cell office:value-type="float" office:value="2.89797711372">
                <text:p>2.89797711372</text:p>
              </table:table-cell>
              <table:table-cell office:value-type="float" office:value="7.35259413719">
                <text:p>7.35259413719</text:p>
              </table:table-cell>
              <table:table-cell office:value-type="float" office:value="20.1881780624">
                <text:p>20.18817806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45967888832">
                <text:p>7.45967888832</text:p>
              </table:table-cell>
              <table:table-cell office:value-type="float" office:value="14.0612437725">
                <text:p>14.0612437725</text:p>
              </table:table-cell>
              <table:table-cell office:value-type="float" office:value="27.0309708118">
                <text:p>27.0309708118</text:p>
              </table:table-cell>
              <table:table-cell office:value-type="float" office:value="55.6111371517">
                <text:p>55.6111371517</text:p>
              </table:table-cell>
              <table:table-cell office:value-type="float" office:value="13.2753710747">
                <text:p>13.2753710747</text:p>
              </table:table-cell>
              <table:table-cell office:value-type="float" office:value="30.3149459362">
                <text:p>30.3149459362</text:p>
              </table:table-cell>
              <table:table-cell office:value-type="float" office:value="77.333316803">
                <text:p>77.333316803</text:p>
              </table:table-cell>
              <table:table-cell office:value-type="float" office:value="207.013168097">
                <text:p>207.013168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